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b9021" officeooo:paragraph-rsid="000b9021" fo:background-color="transparen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e3131" officeooo:paragraph-rsid="000e3131" fo:background-color="transparen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0f9100" fo:background-color="transparen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1020a4" fo:background-color="transparen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1025" officeooo:paragraph-rsid="00111025" fo:background-color="transparen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0f9100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01a92" officeooo:paragraph-rsid="00101a92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0f9100" officeooo:paragraph-rsid="000f9100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0e3131" officeooo:paragraph-rsid="000e3131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ourier New" fo:font-weight="bold" officeooo:rsid="000b9021" officeooo:paragraph-rsid="000b9021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ourier New" officeooo:rsid="000b9021" officeooo:paragraph-rsid="000b9021"/>
    </style:style>
    <style:style style:name="P12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b9021" officeooo:paragraph-rsid="000b9021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0b9021" officeooo:paragraph-rsid="000b9021" fo:background-color="#1e1e1e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0e3131" officeooo:paragraph-rsid="000e3131" fo:background-color="#1e1e1e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color="#6a9955" style:font-name="Droid Sans Mono" fo:font-size="10pt" fo:font-weight="normal" officeooo:rsid="000e3131" officeooo:paragraph-rsid="000e3131" fo:background-color="#1e1e1e" style:font-size-asian="10pt" style:font-size-complex="10pt"/>
    </style:style>
    <style:style style:name="P16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fo:font-weight="normal" fo:background-color="#1e1e1e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fo:font-size="10pt" officeooo:rsid="000b9021" officeooo:paragraph-rsid="000b9021" style:font-size-asian="10pt" style:font-size-complex="10pt"/>
    </style:style>
    <style:style style:name="P18" style:family="paragraph" style:parent-style-name="Standard" style:list-style-name="L3">
      <style:paragraph-properties fo:text-align="justify" style:justify-single-word="false"/>
      <style:text-properties officeooo:paragraph-rsid="00101a92"/>
    </style:style>
    <style:style style:name="P19" style:family="paragraph" style:parent-style-name="Standard" style:list-style-name="L4">
      <style:paragraph-properties fo:text-align="justify" style:justify-single-word="false"/>
      <style:text-properties officeooo:paragraph-rsid="0011ecc4"/>
    </style:style>
    <style:style style:name="P20" style:family="paragraph" style:parent-style-name="Standard" style:list-style-name="L5">
      <style:paragraph-properties fo:text-align="justify" style:justify-single-word="false"/>
      <style:text-properties officeooo:paragraph-rsid="00144fed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Courier New" fo:font-weight="bold" officeooo:rsid="000b9021" officeooo:paragraph-rsid="000b9021" fo:background-color="#ff8000" style:font-weight-asian="bold" style:font-weight-complex="bold"/>
    </style:style>
    <style:style style:name="P22" style:family="paragraph" style:parent-style-name="Standard" style:list-style-name="L2">
      <style:paragraph-properties fo:text-align="justify" style:justify-single-word="false"/>
      <style:text-properties fo:color="#000000" style:font-name="Courier New" fo:font-size="12pt" fo:font-weight="bold" officeooo:rsid="000e3131" officeooo:paragraph-rsid="000e3131" fo:background-color="#ff8000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020a4" officeooo:paragraph-rsid="001020a4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01a92" officeooo:paragraph-rsid="00101a92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1025" officeooo:paragraph-rsid="00111025" fo:background-color="transparent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1a92" officeooo:paragraph-rsid="00101a92" fo:background-color="transparent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20a4" officeooo:paragraph-rsid="001020a4" fo:background-color="transparent" style:font-size-asian="12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20a4" officeooo:paragraph-rsid="0011ecc4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020a4" officeooo:paragraph-rsid="0011ecc4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1634f6" officeooo:paragraph-rsid="001634f6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16bf87" officeooo:paragraph-rsid="0016bf87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183c55" officeooo:paragraph-rsid="00183c55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11ecc4" officeooo:paragraph-rsid="001c527d" fo:background-color="transparent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12c5a6" officeooo:paragraph-rsid="0012c5a6" fo:background-color="transparent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144fed" officeooo:paragraph-rsid="00144fed" fo:background-color="transparent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1452bb" officeooo:paragraph-rsid="001452bb" fo:background-color="transparent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1a1b28" officeooo:paragraph-rsid="001a1b28" fo:background-color="transparent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1ae507" officeooo:paragraph-rsid="001ae507" fo:background-color="transparent" style:font-weight-asian="normal" style:font-weight-complex="normal"/>
    </style:style>
    <style:style style:name="P39" style:family="paragraph" style:parent-style-name="Standard" style:list-style-name="L7">
      <style:paragraph-properties fo:text-align="justify" style:justify-single-word="false"/>
      <style:text-properties fo:font-weight="bold" officeooo:rsid="001c527d" officeooo:paragraph-rsid="001c527d" fo:background-color="#ff8000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weight="bold" officeooo:rsid="00144fed" officeooo:paragraph-rsid="00144fed" fo:background-color="transparent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weight="bold" officeooo:rsid="001c527d" officeooo:paragraph-rsid="001c527d" fo:background-color="transparent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weight="bold" officeooo:rsid="001ae507" officeooo:paragraph-rsid="001ae507" fo:background-color="transparent" style:font-weight-asian="bold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weight="bold" officeooo:rsid="0011ecc4" officeooo:paragraph-rsid="0011ecc4" fo:background-color="transparent" style:font-weight-asian="bold" style:font-weight-complex="bold"/>
    </style:style>
    <style:style style:name="P44" style:family="paragraph" style:parent-style-name="Standard" style:list-style-name="L6">
      <style:paragraph-properties fo:text-align="justify" style:justify-single-word="false"/>
      <style:text-properties fo:font-weight="bold" officeooo:paragraph-rsid="001452bb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weight="bold" officeooo:rsid="001634f6" officeooo:paragraph-rsid="001634f6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officeooo:rsid="001452bb" officeooo:paragraph-rsid="001452bb"/>
    </style:style>
    <style:style style:name="P47" style:family="paragraph" style:parent-style-name="Standard">
      <style:paragraph-properties fo:text-align="justify" style:justify-single-word="false"/>
      <style:text-properties officeooo:rsid="001634f6" officeooo:paragraph-rsid="001634f6"/>
    </style:style>
    <style:style style:name="P48" style:family="paragraph" style:parent-style-name="Standard">
      <style:paragraph-properties fo:text-align="justify" style:justify-single-word="false"/>
      <style:text-properties fo:color="#d4d4d4" style:font-name="Courier New" fo:font-size="10pt" fo:font-weight="normal" officeooo:rsid="001452bb" officeooo:paragraph-rsid="001452bb" fo:background-color="#1e1e1e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Courier New" fo:font-size="10pt" fo:font-weight="normal" officeooo:rsid="00144fed" officeooo:paragraph-rsid="00144fed" fo:background-color="#1e1e1e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Courier New" fo:font-size="10pt" fo:font-weight="normal" officeooo:rsid="001452bb" officeooo:paragraph-rsid="001452bb" fo:background-color="#1e1e1e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style:line-height-at-least="0.503cm"/>
      <style:text-properties style:font-name="Courier New" fo:font-size="10pt" fo:font-weight="normal" fo:background-color="#1e1e1e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Courier New" fo:font-size="10pt" fo:font-weight="normal" officeooo:rsid="001634f6" officeooo:paragraph-rsid="001634f6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Courier New" fo:font-size="10pt" fo:font-weight="normal" officeooo:rsid="0016bf87" officeooo:paragraph-rsid="0016bf87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Courier New" fo:font-size="10pt" fo:font-weight="normal" officeooo:rsid="00183c55" officeooo:paragraph-rsid="00183c55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Courier New" fo:font-size="10pt" officeooo:rsid="001634f6" officeooo:paragraph-rsid="001634f6" style:font-size-asian="10pt" style:font-size-complex="10pt"/>
    </style:style>
    <style:style style:name="T1" style:family="text">
      <style:text-properties fo:color="#9cdcfe"/>
    </style:style>
    <style:style style:name="T2" style:family="text">
      <style:text-properties fo:color="#9cdcfe" style:font-name="Droid Sans Mono" fo:font-weight="normal" fo:background-color="#1e1e1e" loext:char-shading-value="0"/>
    </style:style>
    <style:style style:name="T3" style:family="text">
      <style:text-properties fo:color="#9cdcfe" fo:font-weight="normal" fo:background-color="#1e1e1e" loext:char-shading-value="0"/>
    </style:style>
    <style:style style:name="T4" style:family="text">
      <style:text-properties fo:color="#9cdcfe" fo:background-color="#1e1e1e" loext:char-shading-value="0"/>
    </style:style>
    <style:style style:name="T5" style:family="text">
      <style:text-properties fo:color="#d4d4d4"/>
    </style:style>
    <style:style style:name="T6" style:family="text">
      <style:text-properties fo:color="#d4d4d4" style:font-name="Droid Sans Mono" fo:font-weight="normal" fo:background-color="#1e1e1e" loext:char-shading-value="0"/>
    </style:style>
    <style:style style:name="T7" style:family="text">
      <style:text-properties fo:color="#d4d4d4" fo:font-weight="normal" fo:background-color="#1e1e1e" loext:char-shading-value="0"/>
    </style:style>
    <style:style style:name="T8" style:family="text">
      <style:text-properties fo:color="#d4d4d4" fo:background-color="#1e1e1e" loext:char-shading-value="0"/>
    </style:style>
    <style:style style:name="T9" style:family="text">
      <style:text-properties fo:color="#dcdcaa"/>
    </style:style>
    <style:style style:name="T10" style:family="text">
      <style:text-properties fo:color="#dcdcaa" style:font-name="Droid Sans Mono" fo:font-weight="normal" fo:background-color="#1e1e1e" loext:char-shading-value="0"/>
    </style:style>
    <style:style style:name="T11" style:family="text">
      <style:text-properties fo:color="#dcdcaa" fo:font-weight="normal" fo:background-color="#1e1e1e" loext:char-shading-value="0"/>
    </style:style>
    <style:style style:name="T12" style:family="text">
      <style:text-properties fo:color="#dcdcaa" fo:background-color="#1e1e1e" loext:char-shading-value="0"/>
    </style:style>
    <style:style style:name="T13" style:family="text">
      <style:text-properties fo:color="#ce9178"/>
    </style:style>
    <style:style style:name="T14" style:family="text">
      <style:text-properties fo:color="#ce9178" style:font-name="Droid Sans Mono" fo:font-weight="normal" fo:background-color="#1e1e1e" loext:char-shading-value="0"/>
    </style:style>
    <style:style style:name="T15" style:family="text">
      <style:text-properties fo:color="#ce9178" fo:font-weight="normal" fo:background-color="#1e1e1e" loext:char-shading-value="0"/>
    </style:style>
    <style:style style:name="T16" style:family="text">
      <style:text-properties fo:color="#ce9178" fo:background-color="#1e1e1e" loext:char-shading-value="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01a92" style:font-weight-asian="bold" style:font-weight-complex="bold"/>
    </style:style>
    <style:style style:name="T19" style:family="text">
      <style:text-properties fo:font-weight="bold" officeooo:rsid="001020a4" style:font-weight-asian="bold" style:font-weight-complex="bold"/>
    </style:style>
    <style:style style:name="T20" style:family="text">
      <style:text-properties officeooo:rsid="000e3131"/>
    </style:style>
    <style:style style:name="T21" style:family="text">
      <style:text-properties fo:color="#000000"/>
    </style:style>
    <style:style style:name="T22" style:family="text">
      <style:text-properties fo:color="#000000" style:font-name="Courier New" fo:font-size="12pt" fo:font-weight="normal" officeooo:rsid="00101a92" fo:background-color="transparent" loext:char-shading-value="0" style:font-size-asian="12pt" style:font-weight-asian="normal" style:font-size-complex="12pt" style:font-weight-complex="normal"/>
    </style:style>
    <style:style style:name="T23" style:family="text">
      <style:text-properties fo:color="#000000" style:font-name="Courier New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4" style:family="text">
      <style:text-properties fo:color="#000000" style:font-name="Courier New" fo:font-size="12pt" fo:font-weight="bold" officeooo:rsid="00101a92" fo:background-color="transparent" loext:char-shading-value="0" style:font-size-asian="12pt" style:font-weight-asian="bold" style:font-size-complex="12pt" style:font-weight-complex="bold"/>
    </style:style>
    <style:style style:name="T25" style:family="text">
      <style:text-properties fo:color="#000000" style:font-name="Courier New" fo:font-size="12pt" fo:font-weight="bold" officeooo:rsid="00144fed" fo:background-color="transparent" loext:char-shading-value="0" style:font-size-asian="12pt" style:font-weight-asian="bold" style:font-size-complex="12pt" style:font-weight-complex="bold"/>
    </style:style>
    <style:style style:name="T26" style:family="text">
      <style:text-properties fo:color="#000000" style:font-name="Courier New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7" style:family="text">
      <style:text-properties fo:color="#000000" style:font-name="Courier New" fo:font-size="12pt" fo:font-weight="bold" officeooo:rsid="000e3131" fo:background-color="#ff8000" loext:char-shading-value="0" style:font-size-asian="12pt" style:font-weight-asian="bold" style:font-size-complex="12pt" style:font-weight-complex="bold"/>
    </style:style>
    <style:style style:name="T28" style:family="text">
      <style:text-properties fo:color="#000000" style:font-name="Courier New" fo:font-size="12pt" fo:font-weight="bold" officeooo:rsid="0011ecc4" fo:background-color="#ff8000" loext:char-shading-value="0" style:font-size-asian="12pt" style:font-weight-asian="bold" style:font-size-complex="12pt" style:font-weight-complex="bold"/>
    </style:style>
    <style:style style:name="T29" style:family="text"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T30" style:family="text">
      <style:text-properties fo:color="#000000" style:font-name="Courier New" fo:font-size="12pt" officeooo:rsid="001452bb" fo:background-color="transparent" loext:char-shading-value="0" style:font-size-asian="12pt" style:font-size-complex="12pt"/>
    </style:style>
    <style:style style:name="T31" style:family="text">
      <style:text-properties fo:color="#000000" style:font-name="Courier New" fo:font-size="12pt" fo:background-color="transparent" loext:char-shading-value="0" style:font-size-asian="12pt" style:font-size-complex="12pt"/>
    </style:style>
    <style:style style:name="T32" style:family="text">
      <style:text-properties fo:color="#000000" style:font-name="Courier New" fo:font-size="12pt" officeooo:rsid="0016bf87" fo:background-color="transparent" loext:char-shading-value="0" style:font-size-asian="12pt" style:font-size-complex="12pt"/>
    </style:style>
    <style:style style:name="T33" style:family="text">
      <style:text-properties fo:color="#000000" style:font-name="Courier New" fo:font-size="12pt" officeooo:rsid="00183c55" fo:background-color="transparent" loext:char-shading-value="0" style:font-size-asian="12pt" style:font-size-complex="12pt"/>
    </style:style>
    <style:style style:name="T34" style:family="text">
      <style:text-properties fo:color="#000000" style:font-name="Courier New" fo:font-size="12pt" style:font-size-asian="12pt" style:font-size-complex="12pt"/>
    </style:style>
    <style:style style:name="T35" style:family="text">
      <style:text-properties fo:color="#000000" style:font-name="Courier New" fo:font-size="12pt" officeooo:rsid="001c527d" style:font-size-asian="12pt" style:font-size-complex="12pt"/>
    </style:style>
    <style:style style:name="T36" style:family="text">
      <style:text-properties officeooo:rsid="001020a4"/>
    </style:style>
    <style:style style:name="T37" style:family="text">
      <style:text-properties style:font-weight-asian="normal" style:font-weight-complex="normal"/>
    </style:style>
    <style:style style:name="T38" style:family="text">
      <style:text-properties officeooo:rsid="001020a4" style:font-weight-asian="normal" style:font-weight-complex="normal"/>
    </style:style>
    <style:style style:name="T39" style:family="text">
      <style:text-properties officeooo:rsid="0011ecc4"/>
    </style:style>
    <style:style style:name="T40" style:family="text">
      <style:text-properties fo:color="#569cd6"/>
    </style:style>
    <style:style style:name="T41" style:family="text">
      <style:text-properties fo:color="#569cd6" fo:background-color="#1e1e1e" loext:char-shading-value="0"/>
    </style:style>
    <style:style style:name="T42" style:family="text">
      <style:text-properties fo:color="#4ec9b0"/>
    </style:style>
    <style:style style:name="T43" style:family="text">
      <style:text-properties fo:color="#4ec9b0" fo:font-weight="normal" fo:background-color="#1e1e1e" loext:char-shading-value="0"/>
    </style:style>
    <style:style style:name="T44" style:family="text">
      <style:text-properties fo:color="#6a9955" fo:font-weight="normal" fo:background-color="#1e1e1e" loext:char-shading-value="0"/>
    </style:style>
    <style:style style:name="T45" style:family="text">
      <style:text-properties fo:color="#4fc1ff" fo:background-color="#1e1e1e" loext:char-shading-value="0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urso em Vídeo</text:p>
      <text:p text:style-name="P12">JavaScript</text:p>
      <text:list xml:id="list1529854238" text:style-name="L1">
        <text:list-item>
          <text:p text:style-name="P21">Aula 04 – <text:span text:style-name="T39">Criando o seu primeir script</text:span></text:p>
        </text:list-item>
      </text:list>
      <text:p text:style-name="P10"/>
      <text:p text:style-name="P11"><text:span text:style-name="T17">window.alert</text:span> – para exibir uma janela com uma mensagem.</text:p>
      <text:p text:style-name="P17"><text:span text:style-name="T2">window</text:span><text:span text:style-name="T6">.</text:span><text:span text:style-name="T10">alert</text:span><text:span text:style-name="T6">(</text:span><text:span text:style-name="T14">'Minha primeira mensagem'</text:span><text:span text:style-name="T6">)</text:span></text:p>
      <text:p text:style-name="P1"/>
      <text:p text:style-name="P1"><text:span text:style-name="T17">window.confirm</text:span> – <text:span text:style-name="T20">para exibir uma janela com uma pergunta.</text:span></text:p>
      <text:p text:style-name="P13"><text:span text:style-name="T1">window</text:span>.<text:span text:style-name="T9">confirm</text:span>(<text:span text:style-name="T13">'Está gostando de JS?'</text:span>)</text:p>
      <text:p text:style-name="P1"/>
      <text:p text:style-name="P2"><text:span text:style-name="T17">window.prompt</text:span> – para exibir uma janela para o usuário preencher com texto.</text:p>
      <text:p text:style-name="P14"><text:span text:style-name="T1">window</text:span>.<text:span text:style-name="T9">prompt</text:span>(<text:span text:style-name="T13">'Qual é seu nome?'</text:span>)</text:p>
      <text:p text:style-name="P2"/>
      <text:list xml:id="list2960989026" text:style-name="L2">
        <text:list-item>
          <text:p text:style-name="P22">Aula 05 – <text:span text:style-name="T39">Variáveis e Tipos Primitivos</text:span></text:p>
        </text:list-item>
      </text:list>
      <text:p text:style-name="P9">Comentários no JavaScript:</text:p>
      <text:p text:style-name="P6">Os comentários são utilizados para ajudar a entender o código em consultas porteriores.</text:p>
      <text:p text:style-name="P6"/>
      <text:p text:style-name="P2"><text:span text:style-name="T17">//</text:span> - para única linha.</text:p>
      <text:p text:style-name="P15">// única linha</text:p>
      <text:p text:style-name="P2"/>
      <text:p text:style-name="P2"><text:span text:style-name="T17">/* */</text:span> - para mais de uma linha de código.</text:p>
      <text:p text:style-name="P15">/*</text:p>
      <text:p text:style-name="P16">comentário em</text:p>
      <text:p text:style-name="P16">mais de </text:p>
      <text:p text:style-name="P16">uma linha</text:p>
      <text:p text:style-name="P16">*/</text:p>
      <text:p text:style-name="P2"/>
      <text:p text:style-name="P8">Variáveis:</text:p>
      <text:p text:style-name="P4"><text:span text:style-name="T36">Variáveis servem para guardar dados. Podem ser do </text:span><text:span text:style-name="T19">tipo inteiro</text:span><text:span text:style-name="T36"> (5, 18, -12); </text:span><text:span text:style-name="T19">tipo real/float</text:span><text:span text:style-name="T36"> (0.5, -15.9, 3.14, 8.0); OBS.: No JavaScript os tipos inteiro e real são considerados apenas um tipo, o </text:span><text:span text:style-name="T19">number;</text:span><text:span text:style-name="T38"> Podem ser do tipo </text:span><text:span text:style-name="T19">string</text:span><text:span text:style-name="T38">, que são cadeias de caracteres (“Google”, ‘JavaScript’, `Maria`, “12345”); e por fim podem ser do tipo </text:span><text:span text:style-name="T19">Boolean</text:span><text:span text:style-name="T38"> (true, false).</text:span></text:p>
      <text:p text:style-name="P5"><text:span text:style-name="T38">O</text:span><text:span text:style-name="T37">utros tipos:</text:span></text:p>
      <text:p text:style-name="P5"><text:span text:style-name="T37">O </text:span><text:span text:style-name="T17">Number</text:span><text:span text:style-name="T37"> também apresenta os tipos </text:span><text:span text:style-name="T17">Infinity</text:span><text:span text:style-name="T37"> e </text:span><text:span text:style-name="T17">NaN</text:span><text:span text:style-name="T37">. Temos também os tipos </text:span><text:span text:style-name="T17">null</text:span><text:span text:style-name="T37">, </text:span><text:span text:style-name="T17">undefined</text:span><text:span text:style-name="T37">, </text:span><text:span text:style-name="T17">object</text:span><text:span text:style-name="T37">, </text:span><text:span text:style-name="T17">array</text:span><text:span text:style-name="T37">, </text:span><text:span text:style-name="T17">function</text:span><text:span text:style-name="T37">.</text:span></text:p>
      <text:p text:style-name="P5"><text:span text:style-name="T17">$ typeof</text:span><text:span text:style-name="T37"> – para identificar de qual tipo é a sua variável.</text:span></text:p>
      <text:p text:style-name="P25"/>
      <text:p text:style-name="P4">No JavaScript moderno, além de utilizar a palavra <text:span text:style-name="T17">var</text:span>, também podemos usar a palavra <text:span text:style-name="T17">let</text:span>. O símbolo <text:span text:style-name="T17">=</text:span> é denominado “<text:span text:style-name="T17">recebe</text:span>”. Por exemplo.:</text:p>
      <text:p text:style-name="P3"><text:span text:style-name="T17">var s1 = carro</text:span> – significa que a variável s1 está <text:span text:style-name="T17">recebendo</text:span> o valor carro.</text:p>
      <text:p text:style-name="P3"/>
      <text:p text:style-name="P3">Para declarar <text:span text:style-name="T17">strings</text:span> podemos fazer das seguintes maneiras:</text:p>
      <text:p text:style-name="P3">var s1 = <text:span text:style-name="T17">“</text:span>JavaScript<text:span text:style-name="T17">” - entre aspas duplas.</text:span></text:p>
      <text:p text:style-name="P3">var s2 = <text:span text:style-name="T17">‘</text:span>Curso em Vídeo<text:span text:style-name="T17">’ - entre aspas simples.</text:span></text:p>
      <text:p text:style-name="P3">var s3 = <text:span text:style-name="T17">`</text:span>Guanabara<text:span text:style-name="T17">` - entre </text:span><text:span text:style-name="T18">crase.</text:span></text:p>
      <text:p text:style-name="P6"/>
      <text:p text:style-name="P7"><text:span text:style-name="T17">Identificador</text:span> – nome de cada variável.</text:p>
      <text:p text:style-name="P24"><text:soft-page-break/>Regras para nomear iden<text:span text:style-name="T39">t</text:span>ificadores:</text:p>
      <text:list xml:id="list2843568334" text:style-name="L3">
        <text:list-item>
          <text:p text:style-name="P18"><text:span text:style-name="T22">Podem começar com </text:span><text:span text:style-name="T24">letra</text:span><text:span text:style-name="T22">, </text:span><text:span text:style-name="T24">$</text:span><text:span text:style-name="T22"> ou </text:span><text:span text:style-name="T24">_</text:span></text:p>
        </text:list-item>
        <text:list-item>
          <text:p text:style-name="P26">Não podem começar com números</text:p>
        </text:list-item>
        <text:list-item>
          <text:p text:style-name="P26">É possível usar letras ou números</text:p>
        </text:list-item>
        <text:list-item>
          <text:p text:style-name="P26">É possível usar acentos e símbolos</text:p>
        </text:list-item>
        <text:list-item>
          <text:p text:style-name="P26">Não podem conter espaços</text:p>
        </text:list-item>
        <text:list-item>
          <text:p text:style-name="P26">Não podem ser palavras reservadas</text:p>
        </text:list-item>
      </text:list>
      <text:p text:style-name="P23">Dicas importantes:</text:p>
      <text:list xml:id="list211856592266586" text:continue-numbering="true" text:style-name="L3">
        <text:list-item>
          <text:p text:style-name="P27">Maiúsculas e minúsculas fazem a diferença (case sensitive);</text:p>
        </text:list-item>
        <text:list-item>
          <text:p text:style-name="P27">Tente escolher nomes coerentes para as variáveis;</text:p>
        </text:list-item>
        <text:list-item>
          <text:p text:style-name="P28">Evite se tornar um programador alfabeto ou um programador contador;</text:p>
        </text:list-item>
      </text:list>
      <text:p text:style-name="P29"/>
      <text:list xml:id="list551207160" text:style-name="L4">
        <text:list-item>
          <text:p text:style-name="P19"><text:span text:style-name="T27">Aula 06 – </text:span><text:span text:style-name="T28">Tratamentos de dados</text:span></text:p>
        </text:list-item>
      </text:list>
      <text:p text:style-name="P43"><text:span text:style-name="T34">Data Types:</text:span></text:p>
      <text:p text:style-name="P33"><text:span text:style-name="T34">- number</text:span></text:p>
      <text:p text:style-name="P33"><text:span text:style-name="T34">- string</text:span></text:p>
      <text:p text:style-name="P33"><text:span text:style-name="T34"/></text:p>
      <text:p text:style-name="P34"><text:span text:style-name="T34">o símbolo de </text:span><text:span text:style-name="T29">+</text:span><text:span text:style-name="T34"> é utilizado tanto para somar em operações como para </text:span><text:span text:style-name="T29">concatenar</text:span><text:span text:style-name="T34"> diferentes tipos de variáveis.</text:span></text:p>
      <text:p text:style-name="P34"><text:span text:style-name="T34"/></text:p>
      <text:p text:style-name="P35"><text:span text:style-name="T29">window.prompt</text:span><text:span text:style-name="T34"> retorna uma </text:span><text:span text:style-name="T29">string</text:span><text:span text:style-name="T34">.</text:span></text:p>
      <text:p text:style-name="P35"><text:span text:style-name="T34"/></text:p>
      <text:p text:style-name="P40"><text:span text:style-name="T34">Convertendo tipos de dados:</text:span></text:p>
      <text:list xml:id="list4017095605" text:style-name="L5">
        <text:list-item>
          <text:p text:style-name="P20"><text:span text:style-name="T25">String → Número:</text:span></text:p>
        </text:list-item>
      </text:list>
      <text:p text:style-name="P40"><text:span text:style-name="T34"/></text:p>
      <text:p text:style-name="P35"><text:span text:style-name="T29">Number.parseInt(n)</text:span><text:span text:style-name="T34"> – converte para número inteiro;</text:span></text:p>
      <text:p text:style-name="P35"><text:span text:style-name="T29">Number.parseFloat(n)</text:span><text:span text:style-name="T34"> – converte para número real/float.</text:span></text:p>
      <text:p text:style-name="P35"><text:span text:style-name="T34"/></text:p>
      <text:p text:style-name="P49"><text:span text:style-name="T40">var</text:span><text:span text:style-name="T5"> </text:span><text:span text:style-name="T1">numero1</text:span><text:span text:style-name="T5"> = </text:span><text:span text:style-name="T42">Number</text:span><text:span text:style-name="T5">.</text:span><text:span text:style-name="T9">parseInt</text:span><text:span text:style-name="T5">(</text:span><text:span text:style-name="T1">window</text:span><text:span text:style-name="T5">.</text:span><text:span text:style-name="T9">prompt</text:span><text:span text:style-name="T5">(</text:span><text:span text:style-name="T13">"Digite um número: "</text:span><text:span text:style-name="T5">))</text:span></text:p>
      <text:p text:style-name="P49"><text:span text:style-name="T40">var</text:span><text:span text:style-name="T5"> </text:span><text:span text:style-name="T1">numero2</text:span><text:span text:style-name="T5"> = </text:span><text:span text:style-name="T42">Number</text:span><text:span text:style-name="T5">.</text:span><text:span text:style-name="T9">parseInt</text:span><text:span text:style-name="T5">(</text:span><text:span text:style-name="T1">window</text:span><text:span text:style-name="T5">.</text:span><text:span text:style-name="T9">prompt</text:span><text:span text:style-name="T5">(</text:span><text:span text:style-name="T13">"Digite outro número: "</text:span><text:span text:style-name="T5">))</text:span></text:p>
      <text:p text:style-name="P35"><text:span text:style-name="T34"/></text:p>
      <text:p text:style-name="P36"><text:span text:style-name="T34">Esse dois comandos são usados para forçar a converção para </text:span><text:span text:style-name="T29">Inteiro</text:span><text:span text:style-name="T34"> ou </text:span><text:span text:style-name="T29">Float</text:span><text:span text:style-name="T34">. Mas usando apenas </text:span><text:span text:style-name="T29">Number.</text:span><text:span text:style-name="T34"> a variável será convertid</text:span><text:span text:style-name="T35">a</text:span><text:span text:style-name="T34"> para algum tipo de número e o próprio </text:span><text:span text:style-name="T29">JS</text:span><text:span text:style-name="T34"> vai determinar se será </text:span><text:span text:style-name="T29">Inteiro </text:span><text:span text:style-name="T34">ou </text:span><text:span text:style-name="T29">Float</text:span><text:span text:style-name="T34">.</text:span></text:p>
      <text:p text:style-name="P36"><text:span text:style-name="T34"/></text:p>
      <text:p text:style-name="P48"><text:span text:style-name="T40">var</text:span> <text:span text:style-name="T1">numero1</text:span> = <text:span text:style-name="T42">Number</text:span>(<text:span text:style-name="T1">window</text:span>.<text:span text:style-name="T9">prompt</text:span>(<text:span text:style-name="T13">"Digite um número: "</text:span>))</text:p>
      <text:p text:style-name="P51"><text:span text:style-name="T40">var</text:span><text:span text:style-name="T5"> </text:span><text:span text:style-name="T1">numero2</text:span><text:span text:style-name="T5"> = </text:span><text:span text:style-name="T42">Number</text:span><text:span text:style-name="T5">(</text:span><text:span text:style-name="T1">window</text:span><text:span text:style-name="T5">.</text:span><text:span text:style-name="T9">prompt</text:span><text:span text:style-name="T5">(</text:span><text:span text:style-name="T13">"Digite outro número: "</text:span><text:span text:style-name="T5">))</text:span></text:p>
      <text:p text:style-name="P36"><text:span text:style-name="T34"/></text:p>
      <text:list xml:id="list3040735783" text:style-name="L6">
        <text:list-item>
          <text:p text:style-name="P44"><text:span text:style-name="T30">Número → String:</text:span></text:p>
        </text:list-item>
      </text:list>
      <text:p text:style-name="P46"><text:span text:style-name="T26">String(n)</text:span><text:span text:style-name="T23"> - para converter para string.</text:span></text:p>
      <text:p text:style-name="P46"><text:span text:style-name="T26">n.toString()</text:span><text:span text:style-name="T23"> - para converter para string.</text:span></text:p>
      <text:p text:style-name="P47"><text:span text:style-name="T23"/></text:p>
      <text:p text:style-name="P55"><text:span text:style-name="T3">window</text:span><text:span text:style-name="T7">.</text:span><text:span text:style-name="T11">alert</text:span><text:span text:style-name="T7">(</text:span><text:span text:style-name="T15">"A soma entre os valores é igual a "</text:span><text:span text:style-name="T7">+</text:span><text:span text:style-name="T43">String</text:span><text:span text:style-name="T7">(</text:span><text:span text:style-name="T3">soma</text:span><text:span text:style-name="T7">)) </text:span><text:span text:style-name="T44">// Concatenação</text:span></text:p>
      <text:p text:style-name="P47"><text:span text:style-name="T23"/></text:p>
      <text:p text:style-name="P45"><text:span text:style-name="T31">Formatando </text:span><text:span text:style-name="T32">S</text:span><text:span text:style-name="T31">tring</text:span><text:span text:style-name="T32">s</text:span><text:span text:style-name="T31">:</text:span></text:p>
      <text:p text:style-name="P47"><text:span text:style-name="T23">var s = ‘JavaScript’</text:span></text:p>
      <text:p text:style-name="P47"><text:span text:style-name="T23">‘Eu estou aprendendo s’ // não faz </text:span><text:span text:style-name="T26">interpolação</text:span></text:p>
      <text:p text:style-name="P47"><text:span text:style-name="T23">‘Eu estou aprendendo ’ + s // usa </text:span><text:span text:style-name="T26">concatenação</text:span></text:p>
      <text:p text:style-name="P47"><text:span text:style-name="T23">‘Eu estou aprendendo </text:span><text:span text:style-name="T26">${s}</text:span><text:span text:style-name="T23">’ // usa </text:span><text:span text:style-name="T26">template string</text:span></text:p>
      <text:p text:style-name="P30"><text:span text:style-name="T31"/></text:p>
      <text:p text:style-name="P52"><text:span text:style-name="T4">window</text:span><text:span text:style-name="T8">.</text:span><text:span text:style-name="T12">alert</text:span><text:span text:style-name="T8">(</text:span><text:span text:style-name="T16">`A soma entre </text:span><text:span text:style-name="T41">${</text:span><text:span text:style-name="T4">numero1</text:span><text:span text:style-name="T41">}</text:span><text:span text:style-name="T16"> e </text:span><text:span text:style-name="T41">${</text:span><text:span text:style-name="T4">numero2</text:span><text:span text:style-name="T41">}</text:span><text:span text:style-name="T16"> é igual a </text:span><text:span text:style-name="T41">${</text:span><text:span text:style-name="T4">soma</text:span><text:span text:style-name="T41">}</text:span><text:span text:style-name="T16">`</text:span><text:span text:style-name="T8">) </text:span></text:p>
      <text:p text:style-name="P30"><text:span text:style-name="T31"/></text:p>
      <text:p text:style-name="P31"><text:soft-page-break/><text:span text:style-name="T26">s.length</text:span><text:span text:style-name="T31"> //</text:span><text:span text:style-name="T33"> informa </text:span><text:span text:style-name="T31">quantos caracteres a string tem.</text:span></text:p>
      <text:p text:style-name="P31"><text:span text:style-name="T31"/></text:p>
      <text:p text:style-name="P53"><text:span text:style-name="T4">document</text:span><text:span text:style-name="T8">.</text:span><text:span text:style-name="T12">write</text:span><text:span text:style-name="T8">(</text:span><text:span text:style-name="T16">`Olá &lt;strong&gt;</text:span><text:span text:style-name="T41">${</text:span><text:span text:style-name="T4">nome</text:span><text:span text:style-name="T41">}</text:span><text:span text:style-name="T16">&lt;/strong&gt;. Seu nome tem </text:span><text:span text:style-name="T41">${</text:span><text:span text:style-name="T4">nome</text:span><text:span text:style-name="T8">.</text:span><text:span text:style-name="T45">length</text:span><text:span text:style-name="T41">}</text:span><text:span text:style-name="T16"> letras.&lt;br/&gt;`</text:span><text:span text:style-name="T8">)</text:span></text:p>
      <text:p text:style-name="P32"><text:span text:style-name="T26"/></text:p>
      <text:p text:style-name="P32"><text:span text:style-name="T26">s.toUppercase()</text:span><text:span text:style-name="T31"> // tudo para ‘MAIÚSCULAS’</text:span></text:p>
      <text:p text:style-name="P32"><text:span text:style-name="T31"/></text:p>
      <text:p text:style-name="P54"><text:span text:style-name="T4">document</text:span><text:span text:style-name="T8">.</text:span><text:span text:style-name="T12">write</text:span><text:span text:style-name="T8">(</text:span><text:span text:style-name="T16">`Seu nome em maiúsculo: </text:span><text:span text:style-name="T41">${</text:span><text:span text:style-name="T4">nome</text:span><text:span text:style-name="T8">.</text:span><text:span text:style-name="T12">toUpperCase</text:span><text:span text:style-name="T8">()</text:span><text:span text:style-name="T41">}</text:span><text:span text:style-name="T16">&lt;br/&gt;`</text:span><text:span text:style-name="T8">)</text:span></text:p>
      <text:p text:style-name="P32"><text:span text:style-name="T31"/></text:p>
      <text:p text:style-name="P32"><text:span text:style-name="T26">s.LowerCase()</text:span><text:span text:style-name="T31"> // tudo para ‘minúsculas’</text:span></text:p>
      <text:p text:style-name="P36"><text:span text:style-name="T34"/></text:p>
      <text:p text:style-name="P50"><text:span text:style-name="T1">document</text:span><text:span text:style-name="T5">.</text:span><text:span text:style-name="T9">write</text:span><text:span text:style-name="T5">(</text:span><text:span text:style-name="T13">`Seu nome em minúsculo: </text:span><text:span text:style-name="T40">${</text:span><text:span text:style-name="T1">nome</text:span><text:span text:style-name="T5">.</text:span><text:span text:style-name="T9">toLocaleLowerCase</text:span><text:span text:style-name="T5">()</text:span><text:span text:style-name="T40">}</text:span><text:span text:style-name="T13">&lt;br/&gt;`</text:span><text:span text:style-name="T5">)</text:span></text:p>
      <text:p text:style-name="P36"><text:span text:style-name="T34"/></text:p>
      <text:p text:style-name="P37"><text:span text:style-name="T34">Formatando Números:</text:span></text:p>
      <text:p text:style-name="P37"><text:span text:style-name="T34">var n = 1541.5</text:span></text:p>
      <text:p text:style-name="P37"><text:span text:style-name="T29">n.toFixed(2)</text:span><text:span text:style-name="T34"> – para formatar o número apresentando com a quantidade de casas decimais informada dentro do parênteses, nesse caso, duas casa decimais.</text:span></text:p>
      <text:p text:style-name="P37"><text:span text:style-name="T34"/></text:p>
      <text:p text:style-name="P37"><text:span text:style-name="T29">.replace(‘’, ‘’)</text:span><text:span text:style-name="T34"> - troca o que está dentro das primeiras aspas pelo o que está na segunda.</text:span></text:p>
      <text:p text:style-name="P37"><text:span text:style-name="T29">n.toFixed(2).replace(‘.’, ‘,’)</text:span><text:span text:style-name="T34"> - nesse caso trocará o ponto pela vírgula.</text:span></text:p>
      <text:p text:style-name="P37"><text:span text:style-name="T34"/></text:p>
      <text:p text:style-name="P41"><text:span text:style-name="T34">Para converter o número para moeda:</text:span></text:p>
      <text:p text:style-name="P42"><text:span text:style-name="T34">n.toLocaleString('pt-BR', {style: 'currency', currency: 'BRL'})</text:span></text:p>
      <text:p text:style-name="P38"><text:span text:style-name="T34">'R$ 1.541,50'</text:span></text:p>
      <text:p text:style-name="P42"><text:span text:style-name="T34">n.toLocaleString('pt-BR', {style: 'currency', currency: 'USD'})</text:span></text:p>
      <text:p text:style-name="P38"><text:span text:style-name="T34">'US$ 1.541,50'</text:span></text:p>
      <text:p text:style-name="P42"><text:span text:style-name="T34">n.toLocaleString('pt-BR', {style: 'currency', currency: 'EUR'})</text:span></text:p>
      <text:p text:style-name="P38"><text:span text:style-name="T34">'€ 1.541,50'</text:span></text:p>
      <text:p text:style-name="P38"><text:span text:style-name="T34"/></text:p>
      <text:list xml:id="list3283897388" text:style-name="L7">
        <text:list-item>
          <text:p text:style-name="P39"><text:span text:style-name="T34">Aula 07 – Operadores (Parte1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1T20:57:33.983777748</meta:creation-date>
    <dc:date>2021-05-22T21:18:55.096355820</dc:date>
    <meta:editing-duration>PT22M6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3" meta:paragraph-count="87" meta:word-count="643" meta:character-count="4266" meta:non-whitespace-character-count="3710"/>
  </office:meta>
</office:document-meta>
</file>